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عادي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draw:frame draw:z-index="251659264" draw:style-name="a0" draw:name="صورة 5" text:anchor-type="paragraph" svg:x="0in" svg:y="8.52355in" svg:width="6.30139in" svg:height="1.15625in" style:rel-width="scale" style:rel-height="scale"><draw:image xlink:href="media/image1.png" xlink:type="simple" xlink:show="embed" xlink:actuate="onLoad"/><svg:title/><svg:desc>صورة تحتوي على نص

تم إنشاء الوصف تلقائياً</svg:desc></draw:frame><draw:frame draw:z-index="251658240" draw:style-name="a1" draw:name="صورة 2" text:anchor-type="paragraph" svg:x="0in" svg:y="0in" svg:width="6.26667in" svg:height="8.82153in" style:rel-width="scale" style:rel-height="scale"><draw:image xlink:href="media/image2.png" xlink:type="simple" xlink:show="embed" xlink:actuate="onLoad"/><svg:title/><svg:desc>صورة تحتوي على نص

تم إنشاء الوصف تلقائياً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عادي" style:display-name="عادي" style:family="paragraph">
      <style:paragraph-properties style:writing-mode="rl-tb"/>
      <style:text-properties fo:hyphenate="false"/>
    </style:style>
    <style:style style:name="خطالفقرةالافتراضي" style:display-name="خط الفقرة الافتراضي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ad barkoot</meta:initial-creator>
    <dc:creator>ahmad barkoot</dc:creator>
    <meta:creation-date>2020-10-27T10:42:00Z</meta:creation-date>
    <dc:date>2020-11-13T22:23:00Z</dc:date>
    <meta:print-date>2020-10-27T10:55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2" meta:row-count="1" meta:non-whitespace-character-count="2"/>
  </office:meta>
</office:document-meta>
</file>